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db46c" officeooo:paragraph-rsid="000db46c"/>
    </style:style>
    <style:style style:name="P2" style:family="paragraph" style:parent-style-name="Standard">
      <style:text-properties fo:color="#ff0000" loext:opacity="100%" fo:font-size="20pt" officeooo:rsid="000db46c" officeooo:paragraph-rsid="000db46c" style:font-size-asian="20pt" style:font-size-complex="20pt"/>
    </style:style>
    <style:style style:name="P3" style:family="paragraph" style:parent-style-name="Standard">
      <style:text-properties fo:font-size="12pt" officeooo:rsid="000db46c" officeooo:paragraph-rsid="000db46c" style:font-size-asian="12pt" style:font-size-complex="12pt"/>
    </style:style>
    <style:style style:name="P4" style:family="paragraph" style:parent-style-name="Standard">
      <style:text-properties fo:color="#333333" loext:opacity="100%" fo:font-size="15pt" fo:font-style="normal" fo:font-weight="bold" officeooo:rsid="000db46c" officeooo:paragraph-rsid="000db46c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Standard" style:list-style-name="List_20_1">
      <style:text-properties officeooo:paragraph-rsid="000db46c"/>
    </style:style>
    <style:style style:name="P6" style:family="paragraph" style:parent-style-name="Standard" style:list-style-name="List_20_1">
      <style:text-properties fo:font-size="12pt" officeooo:rsid="000db46c" officeooo:paragraph-rsid="000db46c" style:font-size-asian="12pt" style:font-size-complex="12pt"/>
    </style:style>
    <style:style style:name="P7" style:family="paragraph" style:parent-style-name="Standard">
      <style:text-properties fo:font-size="12pt" officeooo:rsid="000db46c" officeooo:paragraph-rsid="000db46c" style:font-size-asian="12pt" style:font-size-complex="12pt"/>
    </style:style>
    <style:style style:name="P8" style:family="paragraph" style:parent-style-name="Standard">
      <style:text-properties fo:font-size="12pt" officeooo:rsid="000e907c" officeooo:paragraph-rsid="000e907c" style:font-size-asian="12pt" style:font-size-complex="12pt"/>
    </style:style>
    <style:style style:name="P9" style:family="paragraph" style:parent-style-name="Standard" style:list-style-name="List_20_1">
      <style:text-properties officeooo:rsid="000db46c" officeooo:paragraph-rsid="000db46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db46c" style:font-size-asian="12pt" style:font-size-complex="12pt"/>
    </style:style>
    <style:style style:name="T3" style:family="text">
      <style:text-properties officeooo:rsid="000e90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sercizio S1 L4 <text:s text:c="18"/>Luca Calvigioni</text:p>
      <text:p text:style-name="P1"/>
      <text:p text:style-name="P1"/>
      <text:p text:style-name="P1"/>
      <text:p text:style-name="P4">Relazione dello svolgimento del compito:</text:p>
      <text:p text:style-name="P1"/>
      <text:p text:style-name="P3">Nel laboratorio di oggi abbiamo 2 reti differenti quindi che appartengono ad un IP network madre differente.</text:p>
      <text:p text:style-name="P3"/>
      <text:list text:style-name="List_20_1">
        <text:list-item>
          <text:p text:style-name="P6">RETE 1: <text:span text:style-name="T3">IP MADRE </text:span>192.168.100.0/24 ------ Subnet mask: 255.255.255.0</text:p>
        </text:list-item>
      </text:list>
      <text:p text:style-name="P3"/>
      <text:list text:continue-numbering="true" text:style-name="List_20_1">
        <text:list-item>
          <text:p text:style-name="P6">RETE 2: <text:span text:style-name="T3">IP MADRE </text:span>192.168.200.0/24 -------Subnet mask: 255.255.255.0</text:p>
          <text:p text:style-name="P5"><text:span text:style-name="T2"/></text:p>
          <text:p text:style-name="P6">Per inviare un pacchetto da RETE 1 a RETE 2 non mi basta che gli host siano collegati soltanto allo switch perché lo switch (livello 2 protocollo ISO-OSI) <text:s/>comunica solamente con gli altri dispositivi appartenenti alla stessa rete tramite la tabella MAC, per far si che quindi i due network device entrassero in comunicazione avrò bisogno di un router gateway (opera a liv 3 protocollo ISO-OSI).</text:p>
        </text:list-item>
      </text:list>
      <text:p text:style-name="P1"><text:span text:style-name="T1"/></text:p>
      <text:p text:style-name="P3">Il router gateway mi metterà in comunicazione le due reti tramite entrambi gli switch ed utilizzando appunto l indirizzo IP Gateway che noi per convenzione assegniamo sempre alla prima rete disponibile nella rete madre, in questo caso rispettivamente:</text:p>
      <text:p text:style-name="P1"><text:span text:style-name="T1"/></text:p>
      <text:list text:continue-numbering="true" text:style-name="List_20_1">
        <text:list-item>
          <text:p text:style-name="P6">IP Gateway RETE 1: 192.168.100.1/24</text:p>
          <text:p text:style-name="P9"><text:span text:style-name="T2"/></text:p>
        </text:list-item>
        <text:list-item>
          <text:p text:style-name="P6">IP Gateway RETE 2: 192.168.200.1/24</text:p>
        </text:list-item>
      </text:list>
      <text:p text:style-name="P1"><text:span text:style-name="T1"/></text:p>
      <text:p text:style-name="P3">questo IP Gateway assegnato permetterà in questo caso allo switch di comunicare dalla sua rete (RETE 1) all’altra rete (RETE 2) nonostante siano appartenenti a due indirizzi IP di reti diverse.</text:p>
      <text:p text:style-name="P3"/>
      <text:p text:style-name="P3"/>
      <text:p text:style-name="P8">Per verificare che il tutto funzioni correttamente andrò nel prompt dei comandi di un host appartenente alla RETE 1 e lancerò il comando “ping” e l’ indirizzo IP di un host appartenente alla RETE 2</text:p>
      <text:p text:style-name="P8"/>
      <text:p text:style-name="P8">esempio:</text:p>
      <text:p text:style-name="P8"/>
      <text:p text:style-name="P8">nel prompt dei comandi di pc1 (192.168.100.100/24) scriverò “ping 192.168.200.101”</text:p>
      <text:p text:style-name="P8">se di 4 pacchetti inviati il primo o al massimo i primi due vanno persi è normale perché la reta sarà in fase di assestamento.</text:p>
      <text:p text:style-name="P8">Se ho sbagliato qualche parametro in configurazione avrò il 100% di pacchetti persi.</text:p>
      <text:p text:style-name="P8"/>
      <text:p text:style-name="P3"/>
      <text:p text:style-name="P3"/>
      <text:p text:style-name="P1"><text:span text:style-name="T1"/></text:p>
      <text:p text:style-name="P1"><text:span text:style-name="T1"/></text:p>
      <text:p text:style-name="P3"><text:s/></text:p>
      <text:list text:continue-numbering="true" text:style-name="List_20_1">
        <text:list-header>
          <text:p text:style-name="P5"><text:s text:c="7"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3T15:28:29.833000000</meta:creation-date>
    <dc:date>2024-10-03T16:36:32.430000000</dc:date>
    <meta:editing-duration>PT1H7M8S</meta:editing-duration>
    <meta:editing-cycles>2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19" meta:word-count="282" meta:character-count="1753" meta:non-whitespace-character-count="1468"/>
  </office:meta>
</office:document-meta>
</file>